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69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roll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Tuner/Controller/Controller.sch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8/23/2018 1:05:33 AM</text:p>
          </table:table-cell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uF 63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0 uF 10 V electrolytic radial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 63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uF 25 V electrolytic radial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 uF 10 V electrolytic radial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729A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.54 mm spacing 6 pin header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.54 mm spacing 5 pin header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2.54 mm spacing 6 pin header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30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.54 mm spacing 2 pin header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.54 mm spacing 2 pin header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2.54 mm spacing 2 pin header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2.54 mm spacing 2 pin header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RF choke 3 A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RF choke 3 A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50R 2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50R 2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50R 2 watt resistor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0R wire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0R wire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0R wire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393 DIP-14 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4 DIP-1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86 DIP-1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50 or LM338 TO-220 package</text:p>
          </table:table-cell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2 X 20 pin 2.54 mm spacing header sock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23:17:41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8-08-23T23:28:34.694000000</dc:date>
    <meta:editing-duration>PT10M52S</meta:editing-duration>
    <meta:editing-cycles>2</meta:editing-cycles>
    <meta:document-statistic meta:table-count="1" meta:cell-count="328" meta:object-count="0"/>
  </office:meta>
</office:document-meta>
</file>